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39cm" fo:min-width="0.389cm"/>
    </style:style>
    <style:style style:name="gr2" style:family="graphic" style:parent-style-name="standard">
      <style:graphic-properties svg:stroke-color="#dddddd" draw:fill="none" draw:textarea-horizontal-align="justify" draw:textarea-vertical-align="middle" draw:auto-grow-height="false" fo:min-height="0.639cm" fo:min-width="0.38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54cm" fo:min-width="0cm" fo:padding-top="0.139cm" fo:padding-bottom="0.139cm" fo:padding-left="0.264cm" fo:padding-right="0.264cm"/>
    </style:style>
    <style:style style:name="gr7" style:family="graphic" style:parent-style-name="standard">
      <style:graphic-properties svg:stroke-color="#dddddd" draw:fill="none" draw:textarea-horizontal-align="justify" draw:textarea-vertical-align="middle" draw:auto-grow-height="false" fo:min-height="0.639cm" fo:min-width="1.15cm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.639cm" fo:min-width="0.389cm"/>
    </style:style>
    <style:style style:name="gr9" style:family="graphic" style:parent-style-name="standard">
      <style:graphic-properties draw:fill="solid" draw:fill-color="#fcd4d1" draw:textarea-horizontal-align="justify" draw:textarea-vertical-align="middle" draw:auto-grow-height="false" fo:min-height="0.639cm" fo:min-width="0.3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style:font-name="Times New Roman" fo:font-size="18pt"/>
    </style:style>
    <style:style style:name="P6" style:family="paragraph">
      <loext:graphic-properties draw:fill="none"/>
      <style:paragraph-properties fo:text-align="center"/>
      <style:text-properties style:font-name="Times New Roman" fo:font-size="18pt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fcd4d1"/>
      <style:paragraph-properties fo:text-align="center"/>
      <style:text-properties fo:color="#fcd4d1"/>
    </style:style>
    <style:style style:name="P9" style:family="paragraph">
      <loext:graphic-properties draw:fill="solid" draw:fill-color="#fcd4d1"/>
      <style:paragraph-properties fo:text-align="center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5.07cm" svg:y="5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5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5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5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5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2.3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4.17cm" svg:y="7.9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5.07cm" svg:y="7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5.97cm" svg:y="7.9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6.87cm" svg:y="7.9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7.77cm" svg:y="7.9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8.67cm" svg:y="7.9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6.873cm">
          <text:p text:style-name="P2">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24cm" svg:y1="7.883cm" svg:x2="10.398cm" svg:y2="7.883cm">
          <text:p/>
        </draw:line>
        <draw:line draw:style-name="gr3" draw:text-style-name="P1" draw:layer="layout" svg:x1="4.083cm" svg:y1="8.793cm" svg:x2="4.084cm" svg:y2="1.553cm">
          <text:p/>
        </draw:line>
        <draw:custom-shape draw:style-name="gr2" draw:text-style-name="P3" draw:layer="layout" svg:width="0.889cm" svg:height="0.889cm" svg:x="3.07cm" svg:y="5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5.0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4.1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3.2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2.3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17cm" svg:y="5.9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1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1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1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1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6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6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6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6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6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17cm" svg:y="6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3.3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1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0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9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3.37cm" svg:y="5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7cm" svg:y="5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17cm" svg:y="5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07cm" svg:y="5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97cm" svg:y="5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3.37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7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17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07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97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3.37cm" svg:y="3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7cm" svg:y="3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17cm" svg:y="3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07cm" svg:y="3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97cm" svg:y="3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3.37cm" svg:y="2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7cm" svg:y="2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17cm" svg:y="2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07cm" svg:y="2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97cm" svg:y="2.3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2.47cm" svg:y="7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3.37cm" svg:y="7.9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4.27cm" svg:y="7.9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5.17cm" svg:y="7.97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6.07cm" svg:y="7.97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6.97cm" svg:y="7.9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37cm" svg:y="6.874cm">
          <text:p text:style-name="P2">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24cm" svg:y1="7.884cm" svg:x2="18.698cm" svg:y2="7.884cm">
          <text:p/>
        </draw:line>
        <draw:line draw:style-name="gr3" draw:text-style-name="P1" draw:layer="layout" svg:x1="12.383cm" svg:y1="8.794cm" svg:x2="12.384cm" svg:y2="1.554cm">
          <text:p/>
        </draw:line>
        <draw:custom-shape draw:style-name="gr2" draw:text-style-name="P3" draw:layer="layout" svg:width="0.889cm" svg:height="0.889cm" svg:x="11.37cm" svg:y="5.9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37cm" svg:y="5.0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37cm" svg:y="4.17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37cm" svg:y="3.27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37cm" svg:y="2.3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2.47cm" svg:y="5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2.47cm" svg:y="5.0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2.47cm" svg:y="4.1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2.47cm" svg:y="3.2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2.47cm" svg:y="2.3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3.37cm" svg:y="6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27cm" svg:y="6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17cm" svg:y="6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07cm" svg:y="6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97cm" svg:y="6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2.47cm" svg:y="6.87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93cm" svg:y1="8.358cm" svg:x2="18.28cm" svg:y2="2.008cm">
          <text:p/>
        </draw:line>
        <draw:custom-shape draw:style-name="gr5" draw:text-style-name="P4" draw:layer="layout" svg:width="0.381cm" svg:height="0.381cm" svg:x="15.42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451cm" svg:y1="2.778cm" svg:x2="13.8cm" svg:y2="2.778cm">
          <text:p/>
        </draw:line>
        <draw:custom-shape draw:style-name="gr5" draw:text-style-name="P4" draw:layer="layout" svg:width="0.381cm" svg:height="0.381cm" svg:x="17.227cm" svg:y="4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452cm" svg:y1="4.778cm" svg:x2="17.452cm" svg:y2="6.541cm">
          <text:p/>
        </draw:line>
        <draw:custom-shape draw:style-name="gr5" draw:text-style-name="P4" draw:layer="layout" svg:width="0.381cm" svg:height="0.381cm" svg:x="7.127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81cm" svg:height="0.381cm" svg:x="4.42cm" svg:y="7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cm" svg:height="0.61cm" svg:x="4.305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65cm" svg:height="0.889cm" svg:x="6.47cm" svg:y="1.473cm">
          <text:p text:style-name="P5"><text:span text:style-name="T1">(3,5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52cm" svg:y1="2.778cm" svg:x2="5.501cm" svg:y2="2.778cm">
          <text:p/>
        </draw:line>
        <draw:line draw:style-name="gr3" draw:text-style-name="P1" draw:layer="layout" svg:x1="7.353cm" svg:y1="2.978cm" svg:x2="7.35cm" svg:y2="5.699cm">
          <text:p/>
        </draw:line>
      </draw:page>
      <draw:page draw:name="page2" draw:style-name="dp1" draw:master-page-name="Default">
        <draw:custom-shape draw:style-name="gr8" draw:text-style-name="P7" draw:layer="layout" svg:width="0.889cm" svg:height="0.889cm" svg:x="4.17cm" svg:y="6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5.07cm" svg:y="6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5.97cm" svg:y="6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6.87cm" svg:y="6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7.77cm" svg:y="6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8.67cm" svg:y="6.8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4.17cm" svg:y="5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5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5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5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5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5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4.17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5.0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5.0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4.17cm" svg:y="4.1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4.1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4.1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4.1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4.1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4.1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4.17cm" svg:y="3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3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3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3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3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3.2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4.17cm" svg:y="2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07cm" svg:y="2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97cm" svg:y="2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6.87cm" svg:y="2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7.77cm" svg:y="2.3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8.67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4.17cm" svg:y="7.972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5.07cm" svg:y="7.97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5.97cm" svg:y="7.97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6.87cm" svg:y="7.97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7.77cm" svg:y="7.97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8.67cm" svg:y="7.97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6.872cm">
          <text:p text:style-name="P2">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24cm" svg:y1="7.882cm" svg:x2="10.398cm" svg:y2="7.882cm">
          <text:p/>
        </draw:line>
        <draw:line draw:style-name="gr3" draw:text-style-name="P1" draw:layer="layout" svg:x1="4.083cm" svg:y1="8.792cm" svg:x2="4.084cm" svg:y2="1.552cm">
          <text:p/>
        </draw:line>
        <draw:custom-shape draw:style-name="gr2" draw:text-style-name="P3" draw:layer="layout" svg:width="0.889cm" svg:height="0.889cm" svg:x="3.07cm" svg:y="5.97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5.07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4.17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3.272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3.07cm" svg:y="2.372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2.57cm" svg:y="6.8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13.47cm" svg:y="6.8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14.37cm" svg:y="6.8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15.27cm" svg:y="6.8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16.17cm" svg:y="6.8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889cm" svg:height="0.889cm" svg:x="17.07cm" svg:y="6.8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2.57cm" svg:y="5.9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3.47cm" svg:y="5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4.37cm" svg:y="5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5.27cm" svg:y="5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6.17cm" svg:y="5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7.07cm" svg:y="5.9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2.57cm" svg:y="5.0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3.47cm" svg:y="5.0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4.3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2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17cm" svg:y="5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7.07cm" svg:y="5.0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2.57cm" svg:y="4.1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3.4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37cm" svg:y="4.1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5.2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17cm" svg:y="4.1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7.07cm" svg:y="4.1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2.57cm" svg:y="3.2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3.4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3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27cm" svg:y="3.2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6.17cm" svg:y="3.2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7.07cm" svg:y="3.2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2.57cm" svg:y="2.3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889cm" svg:height="0.889cm" svg:x="13.4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4.3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5.27cm" svg:y="2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16.17cm" svg:y="2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889cm" svg:height="0.889cm" svg:x="17.07cm" svg:y="2.3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2.57cm" svg:y="7.9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3.47cm" svg:y="7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4.37cm" svg:y="7.9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5.27cm" svg:y="7.9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6.17cm" svg:y="7.9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7.07cm" svg:y="7.9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47cm" svg:y="6.873cm">
          <text:p text:style-name="P2">0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24cm" svg:y1="7.883cm" svg:x2="18.798cm" svg:y2="7.883cm">
          <text:p/>
        </draw:line>
        <draw:line draw:style-name="gr3" draw:text-style-name="P1" draw:layer="layout" svg:x1="12.483cm" svg:y1="8.793cm" svg:x2="12.484cm" svg:y2="1.553cm">
          <text:p/>
        </draw:line>
        <draw:custom-shape draw:style-name="gr2" draw:text-style-name="P3" draw:layer="layout" svg:width="0.889cm" svg:height="0.889cm" svg:x="11.47cm" svg:y="5.9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47cm" svg:y="5.0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47cm" svg:y="4.1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47cm" svg:y="3.2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0.889cm" svg:x="11.47cm" svg:y="2.373cm">
          <text:p text:style-name="P2">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1:25:22.469404888</meta:creation-date>
    <dc:date>2019-04-25T13:09:57.735056944</dc:date>
    <meta:editing-duration>PT20M29S</meta:editing-duration>
    <meta:editing-cycles>2</meta:editing-cycles>
    <meta:generator>LibreOffice/6.0.7.3$Linux_X86_64 LibreOffice_project/00m0$Build-3</meta:generator>
    <meta:document-statistic meta:object-count="211"/>
  </office:meta>
</office:document-meta>
</file>